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1" style:family="text">
      <style:text-properties style:font-name="Courier New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//KC02486A JOB (KC024861),'WOOLBRIGHT',REGION=0M,CLASS=A,MSGCLASS=H, <text:s/></text:span></text:p>
      <text:p text:style-name="Standard" loext:marker-style-name="T1"><text:span text:style-name="T1">// NOTIFY=KC02486,MSGLEVEL=(1,1),TIME=(0,1) <text:s text:c="26"/></text:span></text:p>
      <text:p text:style-name="Standard" loext:marker-style-name="T1"><text:span text:style-name="T1">//* <text:s text:c="67"/></text:span></text:p>
      <text:p text:style-name="Standard" loext:marker-style-name="T1"><text:span text:style-name="T1">//STEP1 <text:s text:c="4"/>EXEC IGYWCL,REGION=0M, <text:s text:c="35"/></text:span></text:p>
      <text:p text:style-name="Standard" loext:marker-style-name="T1"><text:span text:style-name="T1">// <text:s/>PARM.COBOL='TEST,RENT,APOST,OBJECT,NODYNAM' <text:s text:c="22"/></text:span></text:p>
      <text:p text:style-name="Standard" loext:marker-style-name="T1"><text:span text:style-name="T1">//COBOL.STEPLIB <text:s text:c="2"/>DD DSN=IGY620.SIGYCOMP,DISP=SHR <text:s text:c="20"/></text:span></text:p>
      <text:p text:style-name="Standard" loext:marker-style-name="T1"><text:span text:style-name="T1">//COBOL.SYSLMOD <text:s text:c="2"/>DD DSN=KC02486.ASM.LOAD(ASMCOB),DISP=SHR <text:s text:c="11"/></text:span></text:p>
      <text:p text:style-name="Standard" loext:marker-style-name="T1"><text:span text:style-name="T1">//COBOL.SYSPRINT <text:s/>DD SYSOUT=* <text:s text:c="40"/></text:span></text:p>
      <text:p text:style-name="Standard" loext:marker-style-name="T1"><text:span text:style-name="T1">//COBOL.SYSLIB <text:s text:c="3"/>DD DSN=CEE.SCEEMAC,DISP=SHR <text:s text:c="24"/></text:span></text:p>
      <text:p text:style-name="Standard" loext:marker-style-name="T1"><text:span text:style-name="T1">//COBOL.SYSOUT <text:s text:c="3"/>DD SYSOUT=*,OUTLIM=2500 <text:s text:c="28"/></text:span></text:p>
      <text:p text:style-name="Standard" loext:marker-style-name="T1"><text:span text:style-name="T1">//COBOL.SYSIN <text:s text:c="4"/>DD * <text:s text:c="47"/></text:span></text:p>
      <text:p text:style-name="Standard" loext:marker-style-name="T1"><text:span text:style-name="T1"><text:s text:c="7"/>IDENTIFICATION DIVISION. <text:s text:c="38"/></text:span></text:p>
      <text:p text:style-name="Standard" loext:marker-style-name="T1"><text:span text:style-name="T1"><text:s text:c="7"/>PROGRAM-ID. <text:s text:c="3"/>BLDDAT1. <text:s text:c="39"/></text:span></text:p>
      <text:p text:style-name="Standard" loext:marker-style-name="T1"><text:span text:style-name="T1"><text:s text:c="6"/>************************************************************** <text:s/></text:span></text:p>
      <text:p text:style-name="Standard" loext:marker-style-name="T1"><text:span text:style-name="T1"><text:s text:c="6"/>* <text:s text:c="3"/>THE PROGRAM READS A FILE OF RECORDS, BUILDS A FILE <text:s text:c="5"/>* <text:s/></text:span></text:p>
      <text:p text:style-name="Standard" loext:marker-style-name="T1"><text:span text:style-name="T1"><text:s text:c="6"/>************************************************************** <text:s text:c="2"/></text:span></text:p>
      <text:p text:style-name="Standard" loext:marker-style-name="T1"><text:span text:style-name="T1"><text:s text:c="71"/></text:span></text:p>
      <text:p text:style-name="Standard" loext:marker-style-name="T1"><text:span text:style-name="T1"><text:s text:c="7"/>ENVIRONMENT DIVISION. <text:s text:c="42"/></text:span></text:p>
      <text:p text:style-name="Standard" loext:marker-style-name="T1"><text:span text:style-name="T1"><text:s text:c="7"/>INPUT-OUTPUT SECTION. <text:s text:c="42"/></text:span></text:p>
      <text:p text:style-name="Standard" loext:marker-style-name="T1"><text:span text:style-name="T1"><text:s text:c="71"/></text:span></text:p>
      <text:p text:style-name="Standard" loext:marker-style-name="T1"><text:span text:style-name="T1"><text:s text:c="7"/>FILE-CONTROL. <text:s text:c="50"/></text:span></text:p>
      <text:p text:style-name="Standard" loext:marker-style-name="T1"><text:span text:style-name="T1"><text:s text:c="11"/>SELECT INPUT-FILE <text:s text:c="10"/>ASSIGN TO MYIFILE. <text:s text:c="12"/></text:span></text:p>
      <text:p text:style-name="Standard" loext:marker-style-name="T1"><text:span text:style-name="T1"><text:s text:c="11"/>SELECT OUTPUT-FILE <text:s text:c="9"/>ASSIGN TO MYOFILE. <text:s text:c="12"/></text:span></text:p>
      <text:p text:style-name="Standard" loext:marker-style-name="T1"><text:span text:style-name="T1"><text:s text:c="71"/></text:span></text:p>
      <text:p text:style-name="Standard" loext:marker-style-name="T1"><text:span text:style-name="T1"><text:s text:c="7"/>DATA DIVISION. <text:s text:c="49"/></text:span></text:p>
      <text:p text:style-name="Standard" loext:marker-style-name="T1"><text:span text:style-name="T1"><text:s text:c="7"/>FILE SECTION. <text:s text:c="50"/></text:span></text:p>
      <text:p text:style-name="Standard" loext:marker-style-name="T1"><text:span text:style-name="T1"><text:s text:c="71"/></text:span></text:p>
      <text:p text:style-name="Standard" loext:marker-style-name="T1"><text:span text:style-name="T1"><text:s text:c="7"/>FD <text:s/>INPUT-FILE <text:s text:c="49"/></text:span></text:p>
      <text:p text:style-name="Standard" loext:marker-style-name="T1"><text:span text:style-name="T1"><text:s text:c="11"/>RECORDING MODE IS F. <text:s text:c="39"/></text:span></text:p>
      <text:p text:style-name="Standard" loext:marker-style-name="T1"><text:span text:style-name="T1"><text:s text:c="7"/>01 <text:s/>INPUT-REC. <text:s text:c="49"/></text:span></text:p>
      <text:p text:style-name="Standard" loext:marker-style-name="T1"><text:span text:style-name="T1"><text:s text:c="11"/>10 SFIELD1 <text:s text:c="17"/>PIC <text:s/>X. <text:s text:c="23"/></text:span></text:p>
      <text:p text:style-name="Standard" loext:marker-style-name="T1"><text:span text:style-name="T1"><text:s text:c="11"/>10 FIELD1 <text:s text:c="18"/>PIC <text:s/>99V99. <text:s text:c="19"/></text:span></text:p>
      <text:p text:style-name="Standard" loext:marker-style-name="T1"><text:span text:style-name="T1"><text:s text:c="11"/>10 SFIELD2 <text:s text:c="17"/>PIC <text:s/>X. <text:s text:c="23"/></text:span></text:p>
      <text:p text:style-name="Standard" loext:marker-style-name="T1"><text:span text:style-name="T1"><text:s text:c="11"/>10 FIELD2 <text:s text:c="18"/>PIC <text:s/>9(4)V9(3). <text:s text:c="15"/></text:span></text:p>
      <text:p text:style-name="Standard" loext:marker-style-name="T1"><text:span text:style-name="T1"><text:s text:c="11"/>10 SFIELD3 <text:s text:c="17"/>PIC <text:s/>X. <text:s text:c="23"/></text:span></text:p>
      <text:p text:style-name="Standard" loext:marker-style-name="T1"><text:span text:style-name="T1"><text:s text:c="11"/>10 FIELD3 <text:s text:c="18"/>PIC <text:s/>9(6)V9. <text:s text:c="18"/></text:span></text:p>
      <text:p text:style-name="Standard" loext:marker-style-name="T1"><text:span text:style-name="T1"><text:s text:c="11"/>10 FILLER <text:s text:c="18"/>PIC <text:s/>X(59). <text:s text:c="19"/></text:span></text:p>
      <text:p text:style-name="Standard" loext:marker-style-name="T1"><text:span text:style-name="T1"><text:s text:c="70"/></text:span></text:p>
      <text:p text:style-name="Standard" loext:marker-style-name="T1"><text:span text:style-name="T1"><text:s text:c="7"/>FD <text:s/>OUTPUT-FILE <text:s text:c="48"/></text:span></text:p>
      <text:p text:style-name="Standard" loext:marker-style-name="T1"><text:span text:style-name="T1"><text:s text:c="11"/>RECORDING MODE IS F. <text:s text:c="39"/></text:span></text:p>
      <text:p text:style-name="Standard" loext:marker-style-name="T1"><text:span text:style-name="T1"><text:s text:c="7"/>01 <text:s/>OUTPUT-REC. <text:s text:c="48"/></text:span></text:p>
      <text:p text:style-name="Standard" loext:marker-style-name="T1"><text:span text:style-name="T1"><text:s text:c="11"/>10 FIELD1O <text:s text:c="17"/>PIC S99V99. <text:s text:c="19"/></text:span></text:p>
      <text:p text:style-name="Standard" loext:marker-style-name="T1"><text:soft-page-break/><text:span text:style-name="T1"><text:s text:c="11"/>10 FIELD2O <text:s text:c="17"/>PIC S9(4)V9(3) PACKED-DECIMAL. </text:span></text:p>
      <text:p text:style-name="Standard" loext:marker-style-name="T1"><text:span text:style-name="T1"><text:s text:c="11"/>10 FIELD3O <text:s text:c="17"/>PIC S9(6)V9 <text:s text:c="3"/>PACKED-DECIMAL. </text:span></text:p>
      <text:p text:style-name="Standard" loext:marker-style-name="T1"><text:span text:style-name="T1"><text:s text:c="11"/>10 FILLER <text:s text:c="18"/>PIC X(68). <text:s text:c="20"/></text:span></text:p>
      <text:p text:style-name="Standard" loext:marker-style-name="T1"><text:span text:style-name="T1"><text:s text:c="69"/></text:span></text:p>
      <text:p text:style-name="Standard" loext:marker-style-name="T1"><text:span text:style-name="T1"><text:s text:c="7"/>WORKING-STORAGE SECTION. <text:s text:c="37"/></text:span></text:p>
      <text:p text:style-name="Standard" loext:marker-style-name="T1"><text:span text:style-name="T1"><text:s text:c="69"/></text:span></text:p>
      <text:p text:style-name="Standard" loext:marker-style-name="T1"><text:span text:style-name="T1"><text:s text:c="7"/>01 <text:s/>EOF-FLAG <text:s text:c="19"/>PIC X VALUE 'N'. <text:s text:c="13"/></text:span></text:p>
      <text:p text:style-name="Standard" loext:marker-style-name="T1"><text:span text:style-name="T1"><text:s text:c="69"/></text:span></text:p>
      <text:p text:style-name="Standard" loext:marker-style-name="T1"><text:span text:style-name="T1"><text:s text:c="7"/>PROCEDURE DIVISION. <text:s text:c="42"/></text:span></text:p>
      <text:p text:style-name="Standard" loext:marker-style-name="T1"><text:span text:style-name="T1"><text:s text:c="7"/>010-MAIN. <text:s text:c="52"/></text:span></text:p>
      <text:p text:style-name="Standard" loext:marker-style-name="T1"><text:span text:style-name="T1"><text:s text:c="11"/>OPEN INPUT INPUT-FILE <text:s text:c="36"/></text:span></text:p>
      <text:p text:style-name="Standard" loext:marker-style-name="T1"><text:span text:style-name="T1"><text:s text:c="11"/>OPEN OUTPUT OUTPUT-FILE <text:s text:c="33"/></text:span></text:p>
      <text:p text:style-name="Standard" loext:marker-style-name="T1"><text:span text:style-name="T1"><text:s text:c="11"/>READ INPUT-FILE <text:s text:c="42"/></text:span></text:p>
      <text:p text:style-name="Standard" loext:marker-style-name="T1"><text:span text:style-name="T1"><text:s text:c="13"/>AT END <text:s text:c="48"/></text:span></text:p>
      <text:p text:style-name="Standard" loext:marker-style-name="T1"><text:span text:style-name="T1"><text:s text:c="15"/>MOVE 'Y' TO EOF-FLAG <text:s text:c="32"/></text:span></text:p>
      <text:p text:style-name="Standard" loext:marker-style-name="T1"><text:span text:style-name="T1"><text:s text:c="11"/>END-READ <text:s text:c="48"/></text:span></text:p>
      <text:p text:style-name="Standard" loext:marker-style-name="T1"><text:span text:style-name="T1"><text:s text:c="11"/>PERFORM UNTIL EOF-FLAG = 'Y' <text:s text:c="28"/></text:span></text:p>
      <text:p text:style-name="Standard" loext:marker-style-name="T1"><text:span text:style-name="T1"><text:s text:c="14"/>MOVE SPACES TO OUTPUT-REC <text:s text:c="28"/></text:span></text:p>
      <text:p text:style-name="Standard" loext:marker-style-name="T1"><text:span text:style-name="T1"><text:s text:c="14"/>MOVE FIELD1 TO FIELD1O <text:s text:c="31"/></text:span></text:p>
      <text:p text:style-name="Standard" loext:marker-style-name="T1"><text:span text:style-name="T1"><text:s text:c="14"/>IF SFIELD1 = "-" <text:s text:c="36"/></text:span></text:p>
      <text:p text:style-name="Standard" loext:marker-style-name="T1"><text:span text:style-name="T1"><text:s text:c="18"/>COMPUTE FIELD1O = - FIELD1O <text:s text:c="22"/></text:span></text:p>
      <text:p text:style-name="Standard" loext:marker-style-name="T1"><text:span text:style-name="T1"><text:s text:c="14"/>END-IF <text:s text:c="47"/></text:span></text:p>
      <text:p text:style-name="Standard" loext:marker-style-name="T1"><text:span text:style-name="T1"><text:s text:c="14"/>MOVE FIELD2 TO FIELD2O <text:s text:c="31"/></text:span></text:p>
      <text:p text:style-name="Standard" loext:marker-style-name="T1"><text:span text:style-name="T1"><text:s text:c="14"/>IF SFIELD2 = "-" <text:s text:c="36"/></text:span></text:p>
      <text:p text:style-name="Standard" loext:marker-style-name="T1"><text:span text:style-name="T1"><text:s text:c="18"/>COMPUTE FIELD2O = - FIELD2O <text:s text:c="22"/></text:span></text:p>
      <text:p text:style-name="Standard" loext:marker-style-name="T1"><text:span text:style-name="T1"><text:s text:c="14"/>END-IF <text:s text:c="47"/></text:span></text:p>
      <text:p text:style-name="Standard" loext:marker-style-name="T1"><text:span text:style-name="T1"><text:s text:c="14"/>MOVE FIELD3 TO FIELD3O <text:s text:c="31"/></text:span></text:p>
      <text:p text:style-name="Standard" loext:marker-style-name="T1"><text:span text:style-name="T1"><text:s text:c="14"/>IF SFIELD3 = "-" <text:s text:c="36"/></text:span></text:p>
      <text:p text:style-name="Standard" loext:marker-style-name="T1"><text:span text:style-name="T1"><text:s text:c="18"/>COMPUTE FIELD3O = - FIELD3O <text:s text:c="22"/></text:span></text:p>
      <text:p text:style-name="Standard" loext:marker-style-name="T1"><text:span text:style-name="T1"><text:s text:c="14"/>END-IF <text:s text:c="47"/></text:span></text:p>
      <text:p text:style-name="Standard" loext:marker-style-name="T1"><text:span text:style-name="T1"><text:s text:c="14"/>WRITE OUTPUT-REC <text:s text:c="37"/></text:span></text:p>
      <text:p text:style-name="Standard" loext:marker-style-name="T1"><text:span text:style-name="T1"><text:s text:c="14"/>READ INPUT-FILE <text:s text:c="38"/></text:span></text:p>
      <text:p text:style-name="Standard" loext:marker-style-name="T1"><text:span text:style-name="T1"><text:s text:c="16"/>AT END <text:s text:c="44"/></text:span></text:p>
      <text:p text:style-name="Standard" loext:marker-style-name="T1"><text:span text:style-name="T1"><text:s text:c="18"/>MOVE 'Y' TO EOF-FLAG <text:s text:c="28"/></text:span></text:p>
      <text:p text:style-name="Standard" loext:marker-style-name="T1"><text:span text:style-name="T1"><text:s text:c="14"/>END-READ <text:s text:c="44"/></text:span></text:p>
      <text:p text:style-name="Standard" loext:marker-style-name="T1"><text:span text:style-name="T1"><text:s text:c="11"/>END-PERFORM <text:s text:c="45"/></text:span></text:p>
      <text:p text:style-name="Standard" loext:marker-style-name="T1"><text:span text:style-name="T1"><text:s text:c="11"/>CLOSE INPUT-FILE <text:s text:c="40"/></text:span></text:p>
      <text:p text:style-name="Standard" loext:marker-style-name="T1"><text:span text:style-name="T1"><text:s text:c="11"/>CLOSE OUTPUT-FILE <text:s text:c="39"/></text:span></text:p>
      <text:p text:style-name="Standard" loext:marker-style-name="T1"><text:span text:style-name="T1"><text:s text:c="11"/>GOBACK <text:s text:c="49"/></text:span></text:p>
      <text:p text:style-name="Standard" loext:marker-style-name="T1"><text:span text:style-name="T1"><text:s text:c="11"/>. <text:s text:c="54"/></text:span></text:p>
      <text:p text:style-name="Standard" loext:marker-style-name="T1"><text:span text:style-name="T1">/* <text:s text:c="64"/></text:span></text:p>
      <text:p text:style-name="Standard" loext:marker-style-name="T1"><text:span text:style-name="T1">//LKED.SYSLMOD DD DSN=KC02486.ASM.LOAD(BLDDAT1),DISP=SHR <text:s text:c="10"/></text:span></text:p>
      <text:p text:style-name="Standard" loext:marker-style-name="T1"><text:span text:style-name="T1">// IF (RC = 0) THEN <text:s text:c="47"/></text:span></text:p>
      <text:p text:style-name="Standard" loext:marker-style-name="T1"><text:span text:style-name="T1">//STEP020 <text:s/>EXEC PGM=BLDDAT1 <text:s text:c="39"/></text:span></text:p>
      <text:p text:style-name="Standard" loext:marker-style-name="T1"><text:span text:style-name="T1">//STEPLIB <text:s/>DD <text:s/>DSN=CEE.SCEERUN,DISP=SHR <text:s text:c="27"/></text:span></text:p>
      <text:p text:style-name="Standard" loext:marker-style-name="T1"><text:soft-page-break/><text:span text:style-name="T1">// <text:s text:c="8"/>DD <text:s/>DSN=KC02486.ASM.LOAD,DISP=SHR <text:s text:c="22"/></text:span></text:p>
      <text:p text:style-name="Standard" loext:marker-style-name="T1"><text:span text:style-name="T1">//MYIFILE <text:s/>DD <text:s/>* <text:s text:c="49"/></text:span></text:p>
      <text:p text:style-name="Standard" loext:marker-style-name="T1"><text:span text:style-name="T1">+1234+1234567+0000100 <text:s text:c="44"/></text:span></text:p>
      <text:p text:style-name="Standard" loext:marker-style-name="T1"><text:span text:style-name="T1">-1234-1234567-0000100 <text:s text:c="44"/></text:span></text:p>
      <text:p text:style-name="Standard" loext:marker-style-name="T1"><text:span text:style-name="T1">-1234+1234567+0000100 <text:s text:c="44"/></text:span></text:p>
      <text:p text:style-name="Standard" loext:marker-style-name="T1"><text:span text:style-name="T1">-1234+1234567-0000100 <text:s text:c="44"/></text:span></text:p>
      <text:p text:style-name="Standard" loext:marker-style-name="T1"><text:span text:style-name="T1">+1111+2222222+0000050 <text:s text:c="44"/></text:span></text:p>
      <text:p text:style-name="Standard" loext:marker-style-name="T1"><text:span text:style-name="T1">+0300+0003000+0000020 <text:s text:c="44"/></text:span></text:p>
      <text:p text:style-name="Standard" loext:marker-style-name="T1"><text:span text:style-name="T1">/* <text:s text:c="64"/></text:span></text:p>
      <text:p text:style-name="Standard" loext:marker-style-name="T1"><text:span text:style-name="T1">//MYOFILE <text:s text:c="3"/>DD DSN=KC02486.EX1.DATA,DCB=(RECFM=FB,LRECL=80), <text:s text:c="5"/></text:span></text:p>
      <text:p text:style-name="Standard" loext:marker-style-name="T1"><text:span text:style-name="T1">// <text:s text:c="3"/>DISP=(NEW,CATLG,DELETE),SPACE=(TRK,(1,1),RLSE) <text:s text:c="14"/></text:span></text:p>
      <text:p text:style-name="Standard" loext:marker-style-name="T1"><text:span text:style-name="T1"><text:s text:c="65"/></text:span></text:p>
      <text:p text:style-name="Standard" loext:marker-style-name="T1"><text:span text:style-name="T1">//SYSOUT <text:s text:c="4"/>DD SYSOUT=*,OUTLIM=2500 <text:s text:c="30"/></text:span></text:p>
      <text:p text:style-name="Standard" loext:marker-style-name="T1"><text:span text:style-name="T1">//SYSUDUMP <text:s text:c="2"/>DD SYSOUT=*,OUTLIM=2500 <text:s text:c="30"/></text:span></text:p>
      <text:p text:style-name="Standard" loext:marker-style-name="T1"><text:span text:style-name="T1">//SYSDUMP <text:s text:c="3"/>DD SYSOUT=*,OUTLIM=2500 <text:s text:c="30"/></text:span></text:p>
      <text:p text:style-name="Standard" loext:marker-style-name="T1"><text:span text:style-name="T1">// ENDIF <text:s text:c="57"/></text:span></text:p>
      <text:p text:style-name="Standard" loext:marker-style-name="T1"><text:span text:style-name="T1">// <text:s text:c="6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Woolbright</meta:initial-creator>
    <meta:editing-cycles>4</meta:editing-cycles>
    <meta:creation-date>2020-05-26T15:18:00</meta:creation-date>
    <dc:date>2025-03-20T17:23:36.490430676</dc:date>
    <meta:editing-duration>PT1M25S</meta:editing-duration>
    <meta:generator>LibreOffice/24.2.7.2$Linux_X86_64 LibreOffice_project/420$Build-2</meta:generator>
    <meta:document-statistic meta:table-count="0" meta:image-count="0" meta:object-count="0" meta:page-count="3" meta:paragraph-count="104" meta:word-count="269" meta:character-count="7147" meta:non-whitespace-character-count="2061"/>
    <meta:user-defined meta:name="AppVersion">16.0000</meta:user-defined>
    <meta:template xlink:type="simple" xlink:actuate="onRequest" xlink:title="Normal.dotm" xlink:href=""/>
  </office:meta>
</office:document-meta>
</file>